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9A21DD13413E4C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Liberation Sans1" fo:font-size="12pt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6.368cm" svg:height="12.275cm" svg:x="2.333cm" svg:y="8.728cm">
          <draw:image xlink:href="Pictures/1000000000000780000005A09A21DD13413E4CCE.png" xlink:type="simple" xlink:show="embed" xlink:actuate="onLoad" loext:mime-type="image/png">
            <text:p/>
          </draw:image>
        </draw:frame>
        <draw:path draw:style-name="gr3" draw:text-style-name="P2" draw:layer="layout" svg:width="0.502cm" svg:height="0.501cm" svg:x="15.699cm" svg:y="18.1cm" svg:viewBox="0 0 503 502" svg:d="M503 251c0 44-12 88-35 126-21 38-52 69-90 91-39 22-83 34-126 34-44 0-87-12-125-34s-70-53-93-91c-21-38-34-82-34-126 0-43 13-87 34-126 23-38 55-69 93-91s81-34 125-34c43 0 87 12 126 34 38 22 69 53 90 91 23 39 35 83 35 126z">
          <text:p/>
        </draw:path>
        <draw:path draw:style-name="gr3" draw:text-style-name="P2" draw:layer="layout" svg:width="0.502cm" svg:height="0.501cm" svg:x="9.299cm" svg:y="17.5cm" svg:viewBox="0 0 503 502" svg:d="M503 250c0 45-13 89-35 127-23 38-54 69-92 91s-81 34-125 34c-43 0-87-12-126-34-38-22-69-53-90-91-23-38-35-82-35-127 0-43 12-87 35-125 21-38 52-69 90-91 39-22 83-34 126-34 44 0 87 12 125 34s69 53 92 91c22 38 35 82 35 125z">
          <text:p/>
        </draw:path>
        <draw:frame draw:style-name="gr4" draw:text-style-name="P4" draw:layer="layout" svg:width="0.422cm" svg:height="0.475cm" svg:x="15.833cm" svg:y="18.117cm">
          <draw:text-box>
            <text:p text:style-name="P3"><text:span text:style-name="T1">1</text:span></text:p>
          </draw:text-box>
        </draw:frame>
        <draw:path draw:style-name="gr3" draw:text-style-name="P2" draw:layer="layout" svg:width="0.502cm" svg:height="0.501cm" svg:x="9.199cm" svg:y="11.1cm" svg:viewBox="0 0 503 502" svg:d="M503 252c0 43-12 87-35 125-21 38-52 69-90 91s-83 34-126 34c-44 0-87-12-125-34s-70-53-93-91c-21-38-34-82-34-125 0-44 13-88 34-127 23-38 55-69 93-91s81-34 125-34c43 0 88 12 126 34s69 53 90 91c23 39 35 83 35 127z">
          <text:p/>
        </draw:path>
        <draw:frame draw:style-name="gr4" draw:text-style-name="P4" draw:layer="layout" svg:width="0.422cm" svg:height="0.475cm" svg:x="9.43cm" svg:y="17.513cm">
          <draw:text-box>
            <text:p text:style-name="P3"><text:span text:style-name="T1">4</text:span></text:p>
          </draw:text-box>
        </draw:frame>
        <draw:path draw:style-name="gr3" draw:text-style-name="P2" draw:layer="layout" svg:width="0.5cm" svg:height="0.501cm" svg:x="9.1cm" svg:y="18.5cm" svg:viewBox="0 0 501 502" svg:d="M501 251c0 44-12 88-33 126-22 38-54 69-92 91-37 22-81 34-124 34-45 0-89-12-128-34-37-22-69-53-90-91-22-38-34-82-34-126s12-88 34-126c21-38 53-69 90-91 39-22 83-34 128-34 43 0 87 12 124 34 38 22 70 53 92 91 21 38 33 82 33 126z">
          <text:p/>
        </draw:path>
        <draw:frame draw:style-name="gr4" draw:text-style-name="P4" draw:layer="layout" svg:width="0.422cm" svg:height="0.475cm" svg:x="9.331cm" svg:y="11.114cm">
          <draw:text-box>
            <text:p text:style-name="P3"><text:span text:style-name="T1">3</text:span></text:p>
          </draw:text-box>
        </draw:frame>
        <draw:path draw:style-name="gr3" draw:text-style-name="P2" draw:layer="layout" svg:width="0.5cm" svg:height="0.501cm" svg:x="5.25cm" svg:y="17.8cm" svg:viewBox="0 0 501 502" svg:d="M501 250c0 44-13 88-34 126-23 38-54 69-92 91-37 23-81 35-125 35-43 0-88-12-126-35-38-22-69-53-90-91-23-38-34-82-34-126 0-43 11-87 34-125 21-38 52-69 90-91s83-34 126-34c44 0 88 12 125 34 38 22 69 53 92 91 21 38 34 82 34 125z">
          <text:p/>
        </draw:path>
        <draw:frame draw:style-name="gr4" draw:text-style-name="P4" draw:layer="layout" svg:width="0.422cm" svg:height="0.475cm" svg:x="9.232cm" svg:y="18.515cm">
          <draw:text-box>
            <text:p text:style-name="P3"><text:span text:style-name="T1">2</text:span></text:p>
          </draw:text-box>
        </draw:frame>
        <draw:path draw:style-name="gr3" draw:text-style-name="P2" draw:layer="layout" svg:width="0.502cm" svg:height="0.501cm" svg:x="13.499cm" svg:y="17.7cm" svg:viewBox="0 0 503 502" svg:d="M503 252c0 43-12 87-34 125-23 38-53 69-92 91-38 22-82 34-126 34-43 0-87-12-126-34-38-22-68-53-90-91-23-38-35-82-35-125 0-44 12-88 35-126 22-38 52-70 90-92 39-22 83-34 126-34 44 0 88 12 126 34 39 22 69 54 92 92 22 38 34 82 34 126z">
          <text:p/>
        </draw:path>
        <draw:frame draw:style-name="gr4" draw:text-style-name="P4" draw:layer="layout" svg:width="0.422cm" svg:height="0.475cm" svg:x="5.38cm" svg:y="17.813cm">
          <draw:text-box>
            <text:p text:style-name="P3"><text:span text:style-name="T1">5</text:span></text:p>
          </draw:text-box>
        </draw:frame>
        <draw:frame draw:style-name="gr4" draw:text-style-name="P4" draw:layer="layout" svg:width="0.422cm" svg:height="0.475cm" svg:x="13.631cm" svg:y="17.715cm">
          <draw:text-box>
            <text:p text:style-name="P3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1T17:19:01.010195227</dc:date>
    <meta:editing-duration>PT43M15S</meta:editing-duration>
    <meta:editing-cycles>1</meta:editing-cycles>
    <meta:document-statistic meta:object-count="14"/>
    <meta:generator>LibreOffice/6.4.7.2$Linux_X86_64 LibreOffice_project/40$Build-2</meta:generator>
  </office:meta>
</office:document-meta>
</file>